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OpenSymbol_1.ttf" manifest:media-type="application/x-font-ttf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wiss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Nimbus Mono L" svg:font-family="'Nimbus Mono L'" style:font-family-generic="modern" style:font-pitch="fixed"/>
    <style:font-face style:name="Latin Modern Roman" svg:font-family="'Latin Modern Roman'" style:font-pitch="variable"/>
    <style:font-face style:name="Latin Modern Roman1" svg:font-family="'Latin Modern Roman'" style:font-adornments="10 Regular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Keyword">
      <style:text-properties officeooo:paragraph-rsid="00d01bdf"/>
    </style:style>
    <style:style style:name="P3" style:family="paragraph" style:parent-style-name="Abstract">
      <style:text-properties officeooo:paragraph-rsid="00e27fe8"/>
    </style:style>
    <style:style style:name="P4" style:family="paragraph" style:parent-style-name="Abstract">
      <style:paragraph-properties fo:margin-left="1cm" fo:margin-right="1cm" fo:text-indent="0cm" style:auto-text-indent="false"/>
      <style:text-properties officeooo:rsid="00e869c6" officeooo:paragraph-rsid="00e869c6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137be"/>
    </style:style>
    <style:style style:name="T3" style:family="text">
      <style:text-properties style:font-name="Latin Modern Roman1" fo:font-size="10.5pt" fo:font-style="italic" fo:background-color="transparent" loext:char-shading-value="0" style:font-size-asian="10.5pt"/>
    </style:style>
    <style:style style:name="T4" style:family="text">
      <style:text-properties style:font-name="Latin Modern Roman1" fo:font-size="10.5pt" fo:font-style="italic" officeooo:rsid="00df7dbd" fo:background-color="transparent" loext:char-shading-value="0" style:font-size-asian="10.5pt"/>
    </style:style>
    <style:style style:name="T5" style:family="text">
      <style:text-properties style:font-name="Latin Modern Roman1" fo:font-size="10.5pt" fo:font-style="italic" officeooo:rsid="00e0be73" fo:background-color="transparent" loext:char-shading-value="0" style:font-size-asian="10.5pt"/>
    </style:style>
    <style:style style:name="T6" style:family="text">
      <style:text-properties style:font-name="Latin Modern Roman1" fo:font-size="10.5pt" fo:font-style="italic" officeooo:rsid="00e27fe8" fo:background-color="transparent" loext:char-shading-value="0" style:font-size-asian="10.5pt"/>
    </style:style>
    <style:style style:name="T7" style:family="text">
      <style:text-properties style:font-name="Latin Modern Roman1" fo:font-size="10.5pt" fo:font-style="italic" officeooo:rsid="00e5b4a9" fo:background-color="transparent" loext:char-shading-value="0" style:font-size-asian="10.5pt"/>
    </style:style>
    <style:style style:name="T8" style:family="text">
      <style:text-properties style:font-name="Latin Modern Roman1" fo:font-size="10.5pt" fo:font-style="italic" officeooo:rsid="00e869c6" fo:background-color="transparent" loext:char-shading-value="0" style:font-size-asian="10.5pt"/>
    </style:style>
    <style:style style:name="T9" style:family="text">
      <style:text-properties officeooo:rsid="00e0c5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>Abstract</text:h>
      <text:p text:style-name="P3"><text:span text:style-name="T4">The concept of using grammar rules </text:span><text:span text:style-name="T5">as statements, which control the execution flow in a program, has been implemented and published as theses </text:span><text:span text:style-name="T6">in </text:span><text:span text:style-name="T5">1979. grammlator is an implementation of this concept. It takes a C# code file as input, evaluates special comment lines containing grammar rules, recognizes C# method declarations and generates </text:span><text:span text:style-name="T8">well commented </text:span><text:span text:style-name="T5">C# statements </text:span><text:span text:style-name="T6">and </text:span><text:span text:style-name="T5">method calls</text:span><text:span text:style-name="T6"> </text:span><text:span text:style-name="T5">implementing the respective control flow. </text:span><text:span text:style-name="T6">gram</text:span><text:span text:style-name="T7">m</text:span><text:span text:style-name="T6">lator</text:span><text:span text:style-name="T5"> inserts these statements in a well defined region of the input file.</text:span></text:p>
      <text:p text:style-name="P4"><text:span text:style-name="T5">T</text:span><text:span text:style-name="T3">his manual describes the user interface of grammlator, the syntax and semantics of the input files and the C# code generated by grammlator.</text:span></text:p>
      <text:p text:style-name="P2"><text:span text:style-name="T1">Keywords</text:span>: <text:span text:style-name="T9">bottom up, LALR(1) 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Roman" svg:font-family="'Latin Modern Roman'" style:font-pitch="variable"/>
    <style:font-face style:name="Latin Modern Roman1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loext:contextual-spacing="false" fo:line-height="90%" fo:hyphenation-ladder-count="no-limit" fo:text-indent="1cm" style:auto-text-indent="false" style:page-number="auto"/>
      <style:text-properties style:font-name="Latin Modern Roman1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1" fo:font-family="'Latin Modern Roman'" style:font-style-name="10 Regular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90%" fo:text-align="justify" style:justify-single-word="false" fo:hyphenation-ladder-count="no-limit" style:page-number="auto"/>
      <style:text-properties style:font-name="Latin Modern Roman1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1cm" loext:contextual-spacing="false" fo:text-align="start" style:justify-single-word="false" fo:text-indent="0cm" style:auto-text-indent="false" style:page-number="auto"/>
      <style:text-properties fo:font-size="95%" fo:font-weight="bold" style:font-size-asian="115%" style:font-weight-asian="bold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9cm" fo:margin-right="0.9cm" fo:margin-top="1cm" fo:margin-bottom="0.499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20%" fo:font-weight="normal" fo:background-color="transparent" style:font-size-asian="130%" style:font-weight-asian="bold" style:font-size-complex="130%" style:font-weight-complex="600" fo:hyphenate="false" fo:hyphenation-remain-char-count="2" fo:hyphenation-push-char-count="2" loext:hyphenation-no-caps="false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indent="-0.598cm" style:auto-text-indent="false" style:page-number="auto" style:shadow="none" text:number-lines="false" text:line-number="0">
        <style:tab-stops/>
      </style:paragraph-properties>
      <style:text-properties fo:font-size="8pt" fo:background-color="transparen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size="80%" fo:font-style="italic" fo:font-weight="bold" fo:background-color="transparent" style:font-size-asian="85%" style:font-style-asian="italic" style:font-weight-asian="bold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uthor" style:family="paragraph" style:parent-style-name="Standard" style:master-page-name="">
      <loext:graphic-properties draw:fill-image-width="0cm" draw:fill-image-height="0cm"/>
      <style:paragraph-properties fo:margin-left="2.2cm" fo:margin-right="2.2cm" fo:margin-top="0cm" fo:margin-bottom="0.7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0.5pt" fo:background-color="transparent" style:font-size-asian="10.5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AbstractTiltle" style:family="paragraph" style:parent-style-name="Heading_20_1" style:default-outline-level="" style:list-style-name="" style:master-page-name="">
      <style:paragraph-properties fo:margin-top="0.6cm" fo:margin-bottom="0.499cm" loext:contextual-spacing="false" style:page-number="auto"/>
      <style:text-properties style:font-name="Latin Modern Roman1" fo:font-family="'Latin Modern Roman'" style:font-style-name="10 Regular" style:font-pitch="variable" fo:font-size="90%" fo:font-style="italic"/>
    </style:style>
    <style:style style:name="Abstract" style:family="paragraph" style:parent-style-name="Text_20_body" style:master-page-name="">
      <loext:graphic-properties draw:fill-image-width="0cm" draw:fill-image-height="0cm"/>
      <style:paragraph-properties fo:margin-left="1cm" fo:margin-right="1cm" fo:orphans="2" fo:widows="2" fo:hyphenation-ladder-count="no-limit" fo:text-indent="1cm" style:auto-text-indent="false" style:page-number="auto" style:shadow="none">
        <style:tab-stops/>
      </style:paragraph-properties>
      <style:text-properties fo:font-size="10.5pt" fo:font-style="italic" fo:background-color="transparent" style:font-size-asian="10.5pt" fo:hyphenate="true" fo:hyphenation-remain-char-count="2" fo:hyphenation-push-char-count="2" loext:hyphenation-no-caps="false"/>
    </style:style>
    <style:style style:name="Keyword" style:family="paragraph" style:parent-style-name="Text_20_body" style:master-page-name="">
      <style:paragraph-properties fo:margin-left="1cm" fo:margin-right="1cm" fo:margin-top="0cm" fo:margin-bottom="0.3cm" loext:contextual-spacing="false" fo:text-indent="0cm" style:auto-text-indent="false" style:page-number="auto"/>
      <style:text-properties fo:font-size="10.5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align="start" style:justify-single-word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style:use-window-font-color="true" style:text-underline-style="solid" style:text-underline-width="auto" style:text-underline-color="#999999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5cm" fo:margin-bottom="2.799cm" fo:margin-left="4.001cm" fo:margin-right="4.0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8T12:05:16.137000000</meta:creation-date>
    <meta:editing-duration>P0D</meta:editing-duration>
    <meta:editing-cycles>1</meta:editing-cycles>
    <meta:generator>LibreOffice/6.4.6.2$Windows_X86_64 LibreOffice_project/0ce51a4fd21bff07a5c061082cc82c5ed232f115</meta:generator>
    <dc:title>GrammlatorDocTemplate</dc:title>
    <meta:document-statistic meta:table-count="0" meta:image-count="0" meta:object-count="0" meta:page-count="1" meta:paragraph-count="5" meta:word-count="108" meta:character-count="686" meta:non-whitespace-character-count="583"/>
    <meta:template xlink:type="simple" xlink:actuate="onRequest" xlink:title="GrammlatorDocTemplate" xlink:href="../../../../../AppData/Roaming/LibreOffice/4/user/template/Vorlagen/GrammlatorDocTemplate.ott" meta:date="2020-10-08T12:05:14.634000000"/>
  </office:meta>
</office:document-meta>
</file>